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36">
      <style:text-properties fo:font-size="11pt" style:font-size-asian="11pt" style:font-size-complex="11pt"/>
    </style:style>
    <style:style style:name="ce5" style:family="table-cell" style:parent-style-name="Default" style:data-style-name="N4">
      <style:text-properties fo:font-size="11pt" style:font-size-asian="11pt" style:font-size-complex="11pt"/>
    </style:style>
    <style:style style:name="ce6" style:family="table-cell" style:parent-style-name="Default" style:data-style-name="N37">
      <style:text-properties fo:font-size="11pt" style:font-size-asian="11pt" style:font-size-complex="11pt"/>
    </style:style>
    <style:style style:name="ce7" style:family="table-cell" style:parent-style-name="Default" style:data-style-name="N38">
      <style:text-properties fo:font-size="11pt" style:font-size-asian="11pt" style:font-size-complex="11pt"/>
    </style:style>
    <style:style style:name="ce8" style:family="table-cell" style:parent-style-name="Default" style:data-style-name="N39">
      <style:text-properties fo:font-size="11pt" style:font-size-asian="11pt" style:font-size-complex="11pt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7.1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Weekly Transfer Worksheet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note: gnucash will use the price database in preference to the price listed on the import splits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Therefore, we should update the database with these usd/eur rates before importing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3">
            <text:p>save as weeklyTransfers.csv for further processing</text:p>
          </table:table-cell>
          <table:table-cell table:number-columns-repeated="2" table:style-name="ce3"/>
          <table:table-cell table:number-columns-repeated="9" table:style-name="ce2"/>
          <table:table-cell table:number-columns-repeated="16372"/>
        </table:table-row>
        <table:table-row table:style-name="ro1">
          <table:table-cell table:number-columns-repeated="12" table:style-name="ce2"/>
          <table:table-cell table:number-columns-repeated="16372"/>
        </table:table-row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From PP USD</text:p>
          </table:table-cell>
          <table:table-cell office:value-type="string" table:style-name="ce2">
            <text:p>To PP EUR</text:p>
          </table:table-cell>
          <table:table-cell office:value-type="string" table:style-name="ce2">
            <text:p>To BNP</text:p>
          </table:table-cell>
          <table:table-cell office:value-type="string" table:style-name="ce2">
            <text:p>Rate1 (E/$)</text:p>
          </table:table-cell>
          <table:table-cell office:value-type="string" table:style-name="ce2">
            <text:p>Rate2 ($/E)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date" office:date-value="2026-02-02T00:00:00" table:style-name="ce4">
            <text:p>2026-02-02</text:p>
          </table:table-cell>
          <table:table-cell office:value-type="float" office:value="754.12" table:style-name="ce5">
            <text:p>754.12</text:p>
          </table:table-cell>
          <table:table-cell office:value-type="float" office:value="610.71" table:style-name="ce5">
            <text:p>610.71</text:p>
          </table:table-cell>
          <table:table-cell office:value-type="float" office:value="662.44" table:style-name="ce5">
            <text:p>662.44</text:p>
          </table:table-cell>
          <table:table-cell office:value-type="float" office:value="0.80983132657932433" table:formula="of:=[.C7]/[.B7]" table:style-name="ce6">
            <text:p>0.809831326579</text:p>
          </table:table-cell>
          <table:table-cell office:value-type="float" office:value="1.2348250397078808" table:formula="of:=[.B7]/[.C7]" table:style-name="ce7">
            <text:p>1.2348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date" office:date-value="2026-02-09T00:00:00" table:style-name="ce4">
            <text:p>2026-02-09</text:p>
          </table:table-cell>
          <table:table-cell office:value-type="float" office:value="1211.19" table:style-name="ce5">
            <text:p>1,211.19</text:p>
          </table:table-cell>
          <table:table-cell office:value-type="float" office:value="992.38" table:style-name="ce5">
            <text:p>992.38</text:p>
          </table:table-cell>
          <table:table-cell office:value-type="float" office:value="1016.13" table:style-name="ce5">
            <text:p>1,016.13</text:p>
          </table:table-cell>
          <table:table-cell office:value-type="float" office:value="0.81934296022919606" table:formula="of:=[.C8]/[.B8]" table:style-name="ce6">
            <text:p>0.819342960229</text:p>
          </table:table-cell>
          <table:table-cell office:value-type="float" office:value="1.2204901348273847" table:formula="of:=[.B8]/[.C8]" table:style-name="ce7">
            <text:p>1.2205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date" office:date-value="2026-02-16T00:00:00" table:style-name="ce4">
            <text:p>2026-02-16</text:p>
          </table:table-cell>
          <table:table-cell office:value-type="float" office:value="1648.34" table:style-name="ce5">
            <text:p>1,648.34</text:p>
          </table:table-cell>
          <table:table-cell office:value-type="float" office:value="1345.09" table:style-name="ce5">
            <text:p>1,345.09</text:p>
          </table:table-cell>
          <table:table-cell office:value-type="float" office:value="2196.21" table:style-name="ce5">
            <text:p>2,196.21</text:p>
          </table:table-cell>
          <table:table-cell office:value-type="float" office:value="0.81602703325770165" table:formula="of:=[.C9]/[.B9]" table:style-name="ce8">
            <text:p>0.8160270332577</text:p>
          </table:table-cell>
          <table:table-cell office:value-type="float" office:value="1.2254495981681524" table:formula="of:=[.B9]/[.C9]" table:style-name="ce7">
            <text:p>1.2254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date" office:date-value="2026-02-23T00:00:00" table:style-name="ce4">
            <text:p>2026-02-23</text:p>
          </table:table-cell>
          <table:table-cell office:value-type="float" office:value="958.79" table:style-name="ce5">
            <text:p>958.79</text:p>
          </table:table-cell>
          <table:table-cell office:value-type="float" office:value="787.63" table:style-name="ce5">
            <text:p>787.63</text:p>
          </table:table-cell>
          <table:table-cell office:value-type="float" office:value="868.69" table:style-name="ce5">
            <text:p>868.69</text:p>
          </table:table-cell>
          <table:table-cell office:value-type="float" office:value="0.82148332794459689" table:formula="of:=[.C10]/[.B10]" table:style-name="ce6">
            <text:p>0.821483327945</text:p>
          </table:table-cell>
          <table:table-cell office:value-type="float" office:value="1.2173101583230705" table:formula="of:=[.B10]/[.C10]" table:style-name="ce7">
            <text:p>1.2173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style-name="ce4"/>
          <table:table-cell table:number-columns-repeated="11" table:style-name="ce2"/>
          <table:table-cell table:number-columns-repeated="16372"/>
        </table:table-row>
        <table:table-row table:number-rows-repeated="34" table:style-name="ro1">
          <table:table-cell table:number-columns-repeated="12" table:style-name="ce2"/>
          <table:table-cell table:number-columns-repeated="16372"/>
        </table:table-row>
        <table:table-row table:number-rows-repeated="1048529"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number-style style:name="N37">
      <number:number number:decimal-places="12" number:min-decimal-places="12" number:min-integer-digits="1" number:grouping="true"/>
    </number:number-style>
    <number:number-style style:name="N38">
      <number:number number:decimal-places="4" number:min-decimal-places="4" number:min-integer-digits="1" number:grouping="true"/>
    </number:number-style>
    <number:number-style style:name="N39">
      <number:number number:decimal-places="13" number:min-decimal-places="13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creator>Turan Furkan Topak</dc:creator>
    <meta:creation-date>2025-02-06T10:04:39Z</meta:creation-date>
    <dc:date>2026-03-23T20:52:32Z</dc:date>
    <meta:editing-cycles>15</meta:editing-cycles>
    <meta:editing-duration>PT4038S</meta:editing-duration>
  </office:meta>
</office:document-meta>
</file>